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6.625cm"/>
    </style:style>
    <style:style style:name="P1" style:family="paragraph" style:parent-style-name="Table_20_Contents">
      <style:text-properties officeooo:rsid="000e00e5" officeooo:paragraph-rsid="000e00e5"/>
    </style:style>
    <style:style style:name="P2" style:family="paragraph" style:parent-style-name="Table_20_Contents">
      <style:text-properties officeooo:rsid="000e00e5" officeooo:paragraph-rsid="0068b399"/>
    </style:style>
    <style:style style:name="P3" style:family="paragraph" style:parent-style-name="Table_20_Contents">
      <style:text-properties officeooo:rsid="000e00e5" officeooo:paragraph-rsid="00ff1726"/>
    </style:style>
    <style:style style:name="P4" style:family="paragraph" style:parent-style-name="Table_20_Contents">
      <style:text-properties officeooo:rsid="000e00e5" officeooo:paragraph-rsid="012ecb6a"/>
    </style:style>
    <style:style style:name="P5" style:family="paragraph" style:parent-style-name="Table_20_Contents">
      <style:text-properties officeooo:rsid="000e00e5" officeooo:paragraph-rsid="016b23fd"/>
    </style:style>
    <style:style style:name="P6" style:family="paragraph" style:parent-style-name="Table_20_Contents">
      <style:text-properties officeooo:rsid="000e00e5" officeooo:paragraph-rsid="01b051ca"/>
    </style:style>
    <style:style style:name="P7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officeooo:paragraph-rsid="005d89a9"/>
    </style:style>
    <style:style style:name="P9" style:family="paragraph" style:parent-style-name="Table_20_Contents">
      <style:text-properties officeooo:paragraph-rsid="005ea966"/>
    </style:style>
    <style:style style:name="P10" style:family="paragraph" style:parent-style-name="Table_20_Contents">
      <style:text-properties officeooo:rsid="00706026" officeooo:paragraph-rsid="00706026"/>
    </style:style>
    <style:style style:name="P11" style:family="paragraph" style:parent-style-name="Table_20_Contents">
      <style:text-properties officeooo:paragraph-rsid="006c48dc"/>
    </style:style>
    <style:style style:name="P12" style:family="paragraph" style:parent-style-name="Table_20_Contents">
      <style:text-properties officeooo:paragraph-rsid="006e8247"/>
    </style:style>
    <style:style style:name="P13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14" style:family="paragraph" style:parent-style-name="Table_20_Contents">
      <style:text-properties fo:color="#000000" style:font-name="JetBrains Mono" fo:font-size="9.80000019073486pt" officeooo:rsid="0082f19c"/>
    </style:style>
    <style:style style:name="P15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16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17" style:family="paragraph" style:parent-style-name="Table_20_Contents">
      <style:text-properties officeooo:paragraph-rsid="0082f19c"/>
    </style:style>
    <style:style style:name="P18" style:family="paragraph" style:parent-style-name="Table_20_Contents">
      <style:text-properties officeooo:paragraph-rsid="009926ab"/>
    </style:style>
    <style:style style:name="P19" style:family="paragraph" style:parent-style-name="Table_20_Contents">
      <style:text-properties officeooo:rsid="005a9e92" officeooo:paragraph-rsid="011685de"/>
    </style:style>
    <style:style style:name="P20" style:family="paragraph" style:parent-style-name="Table_20_Contents">
      <style:text-properties officeooo:rsid="005a9e92" officeooo:paragraph-rsid="0133410a"/>
    </style:style>
    <style:style style:name="P21" style:family="paragraph" style:parent-style-name="Table_20_Contents">
      <style:text-properties officeooo:paragraph-rsid="0125a940"/>
    </style:style>
    <style:style style:name="P22" style:family="paragraph" style:parent-style-name="Table_20_Contents">
      <style:text-properties officeooo:paragraph-rsid="01318df1"/>
    </style:style>
    <style:style style:name="P23" style:family="paragraph" style:parent-style-name="Table_20_Contents">
      <style:text-properties officeooo:rsid="0133410a" officeooo:paragraph-rsid="0133410a"/>
    </style:style>
    <style:style style:name="P24" style:family="paragraph" style:parent-style-name="Table_20_Contents">
      <style:text-properties officeooo:rsid="0146cf55" officeooo:paragraph-rsid="014bee7c"/>
    </style:style>
    <style:style style:name="P25" style:family="paragraph" style:parent-style-name="Table_20_Contents">
      <style:text-properties officeooo:rsid="0168123f" officeooo:paragraph-rsid="0168123f"/>
    </style:style>
    <style:style style:name="P26" style:family="paragraph" style:parent-style-name="Table_20_Contents">
      <style:text-properties officeooo:paragraph-rsid="0179452c"/>
    </style:style>
    <style:style style:name="P27" style:family="paragraph" style:parent-style-name="Table_20_Contents">
      <style:text-properties officeooo:paragraph-rsid="018bcc13"/>
    </style:style>
    <style:style style:name="P28" style:family="paragraph" style:parent-style-name="Table_20_Contents">
      <style:text-properties officeooo:rsid="019e3055" officeooo:paragraph-rsid="019e3055"/>
    </style:style>
    <style:style style:name="P29" style:family="paragraph" style:parent-style-name="Table_20_Contents">
      <style:text-properties officeooo:rsid="01cd16ac" officeooo:paragraph-rsid="01cd16ac"/>
    </style:style>
    <style:style style:name="P30" style:family="paragraph" style:parent-style-name="Table_20_Contents">
      <style:text-properties fo:font-size="14pt" officeooo:paragraph-rsid="009926ab" style:font-size-asian="14pt" style:font-size-complex="14pt"/>
    </style:style>
    <style:style style:name="P31" style:family="paragraph" style:parent-style-name="Table_20_Contents">
      <style:text-properties fo:font-size="12pt" officeooo:paragraph-rsid="01d76b59" style:font-size-asian="12pt" style:font-size-complex="12pt"/>
    </style:style>
    <style:style style:name="P32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33" style:family="paragraph" style:parent-style-name="Table_20_Contents">
      <style:text-properties fo:font-size="14pt" officeooo:paragraph-rsid="009926ab" style:font-size-asian="14pt" style:font-size-complex="14pt"/>
    </style:style>
    <style:style style:name="P34" style:family="paragraph" style:parent-style-name="Table_20_Contents">
      <style:text-properties officeooo:paragraph-rsid="0125a940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2</text:p>
          </table:table-cell>
          <table:table-cell table:style-name="Table1.E1" office:value-type="string">
            <text:p text:style-name="P7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1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8">-<text:span text:style-name="T3">&gt; Reading: Odoo doc 14</text:span></text:p>
          </table:table-cell>
          <table:table-cell table:style-name="Table1.E2" office:value-type="string">
            <text:p text:style-name="P9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2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11">-<text:span text:style-name="T3">&gt; Reading: qweb-pdf </text:span></text:p>
          </table:table-cell>
          <table:table-cell table:style-name="Table1.A2" office:value-type="string">
            <text:p text:style-name="P12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13">-<text:span text:style-name="T5">&gt; used </text:span><text:span text:style-name="T6">_get_report_values</text:span></text:p>
            <text:p text:style-name="P10">method</text:p>
            <text:p text:style-name="P10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2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14">-&gt; created method to send mail</text:p>
          </table:table-cell>
          <table:table-cell table:style-name="Table1.A2" office:value-type="string">
            <text:p text:style-name="P17">-<text:span text:style-name="T3">&gt; Task Implementation(Hotel Management)</text:span></text:p>
            <text:p text:style-name="P17">-<text:span text:style-name="T8">&gt; Created xml for mail template</text:span></text:p>
            <text:p text:style-name="P17">-<text:span text:style-name="T15">&gt; set mail_from, mail_to to res.partner</text:span></text:p>
            <text:p text:style-name="P17"/>
          </table:table-cell>
          <table:table-cell table:style-name="Table1.A2" office:value-type="string">
            <text:p text:style-name="P18">-<text:span text:style-name="T3">&gt; Task Implementation(Hotel Management)</text:span></text:p>
            <text:p text:style-name="P18">-<text:span text:style-name="T16">&gt; function to calc room price, used onchange and calculate.</text:span></text:p>
            <text:p text:style-name="P18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3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19">Reading: Odoo doc 14</text:p>
          </table:table-cell>
          <table:table-cell table:style-name="Table1.A2" office:value-type="string">
            <text:p text:style-name="P18">-<text:span text:style-name="T23">&gt; Task implementation</text:span></text:p>
            <text:p text:style-name="P18">-<text:span text:style-name="T23">&gt; Reading: how to print xlsx report </text:span></text:p>
          </table:table-cell>
          <table:table-cell table:style-name="Table1.E2" office:value-type="string">
            <text:p text:style-name="P21">-<text:span text:style-name="T23">&gt; New Task :</text:span></text:p>
            <text:p text:style-name="P24">Create wizard and take 2 fields start date and end date, search all registrations between these 2 dates</text:p>
            <text:p text:style-name="P24">-<text:span text:style-name="T26">&gt; created menu for wizard</text:span>.</text:p>
            <text:p text:style-name="P21">-<text:span text:style-name="T23">&gt; started creating <text:s/>xlsx report.</text:span></text:p>
          </table:table-cell>
        </table:table-row>
        <text:soft-page-break/>
        <table:table-row>
          <table:table-cell table:style-name="Table1.A2" office:value-type="string">
            <text:p text:style-name="P4"><text:span text:style-name="T19">23</text:span>/03/21</text:p>
          </table:table-cell>
          <table:table-cell table:style-name="Table1.A2" office:value-type="string">
            <text:p text:style-name="P22">-<text:span text:style-name="T23">&gt; created domain for xlsx report</text:span></text:p>
            <text:p text:style-name="P22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20">-<text:span text:style-name="T24">&gt; added more fields in report like guests, amount</text:span></text:p>
            <text:p text:style-name="P23">-&gt; used formula in report to calclulate total amount. </text:p>
          </table:table-cell>
          <table:table-cell table:style-name="Table1.A2" office:value-type="string">
            <text:p text:style-name="P18">-<text:span text:style-name="T25">&gt; created attachment url to download xlsx report on button click.</text:span></text:p>
            <text:p text:style-name="P18">-<text:span text:style-name="T27">&gt; Reading: Worksheet class</text:span></text:p>
          </table:table-cell>
          <table:table-cell table:style-name="Table1.E2" office:value-type="string">
            <text:p text:style-name="P21">-<text:span text:style-name="T28">&gt; New task:</text:span></text:p>
            <text:p text:style-name="P25">Smart button</text:p>
            <text:p text:style-name="P25">-&gt; Created smart button</text:p>
            <text:p text:style-name="P25"/>
          </table:table-cell>
        </table:table-row>
        <table:table-row>
          <table:table-cell table:style-name="Table1.A2" office:value-type="string">
            <text:p text:style-name="P5"><text:span text:style-name="T19">24</text:span>/03/21</text:p>
          </table:table-cell>
          <table:table-cell table:style-name="Table1.A2" office:value-type="string">
            <text:p text:style-name="P22">-<text:span text:style-name="T29">&gt; Added field ‘registration count’ with smart button to count number of registrations</text:span></text:p>
            <text:p text:style-name="P26">-<text:span text:style-name="T29">&gt; created function for smart button.</text:span></text:p>
          </table:table-cell>
          <table:table-cell table:style-name="Table1.A2" office:value-type="string">
            <text:p text:style-name="P20">-<text:span text:style-name="T30">&gt; Created function to count number of registrations</text:span></text:p>
            <text:p text:style-name="P27"><text:span text:style-name="T3">-&gt; understanding code: </text:span><text:span text:style-name="T13">action_view_invoice </text:span><text:span text:style-name="T14">from sale.py</text:span></text:p>
            <text:p text:style-name="P15"/>
            <text:p text:style-name="P16"/>
          </table:table-cell>
          <table:table-cell table:style-name="Table1.A2" office:value-type="string">
            <text:p text:style-name="P18">-<text:span text:style-name="T31">&gt; used domain for registration </text:span></text:p>
            <text:p text:style-name="P18">-<text:span text:style-name="T32">&gt; Reading: Actions</text:span></text:p>
            <text:p text:style-name="P18">-<text:span text:style-name="T33">&gt; Reading: Read excel file in python</text:span></text:p>
            <text:p text:style-name="P18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21">-<text:span text:style-name="T34">&gt; New Task:</text:span></text:p>
            <text:p text:style-name="P28">read data from excel file and create records <text:span text:style-name="T36">given in file</text:span></text:p>
            <text:p text:style-name="P28">-&gt; Created Wizard to import excel file</text:p>
            <text:p text:style-name="P28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6"><text:span text:style-name="T19">25</text:span>/03/21</text:p>
          </table:table-cell>
          <table:table-cell table:style-name="Table1.A2" office:value-type="string">
            <text:p text:style-name="P22">-<text:span text:style-name="T37">&gt; Created wizard for success message</text:span></text:p>
            <text:p text:style-name="P29">-&gt; Created form view for wizard</text:p>
            <text:p text:style-name="P29">-<text:span text:style-name="T38">&gt; Success Message show when importing excel file is done.</text:span></text:p>
          </table:table-cell>
          <table:table-cell table:style-name="Table1.A2" office:value-type="string">
            <text:p text:style-name="P31"><text:span text:style-name="T3">-&gt; Solved error: </text:span><text:span text:style-name="T39">.</text:span><text:span text:style-name="T40">invalid literal for int() with base 10: "1.5"</text:span></text:p>
            <text:p text:style-name="P32"/>
            <text:p text:style-name="P31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30">-<text:span text:style-name="T42">&gt; New task: add button before product_id in sale.order module and upload excel sheet from wizard. Products will be added in sale.order.lines</text:span></text:p>
            <text:p text:style-name="P30">-<text:span text:style-name="T43">&gt; Created Wizard </text:span></text:p>
            <text:p text:style-name="P30">-<text:span text:style-name="T44">&gt; Added button before product_id in sale order</text:span></text:p>
          </table:table-cell>
          <table:table-cell table:style-name="Table1.E2" office:value-type="string">
            <text:p text:style-name="P21">-<text:span text:style-name="T45">&gt; on button click, wizard open</text:span></text:p>
            <text:p text:style-name="P21">-<text:span text:style-name="T46">&gt; excel file uploaded and products created on submit button of wizard</text:span></text:p>
            <text:p text:style-name="P21">-<text:span text:style-name="T47">&gt; used sale.order.line write method to automatically add products</text:span></text:p>
            <text:p text:style-name="P21">-<text:span text:style-name="T48">&gt; task completed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3-25T19:07:26.581249652</dc:date>
    <meta:editing-duration>PT7H48M21S</meta:editing-duration>
    <meta:editing-cycles>125</meta:editing-cycles>
    <meta:document-statistic meta:table-count="1" meta:image-count="0" meta:object-count="0" meta:page-count="2" meta:paragraph-count="81" meta:word-count="473" meta:character-count="2838" meta:non-whitespace-character-count="2435"/>
  </office:meta>
</office:document-meta>
</file>